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Title">Class With Decis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, 2021 (01:53:24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idating-inputs"/>Validating Inputs<text:bookmark-end text:name="validating-inputs"/></text:h>
      <text:p text:style-name="First_20_paragraph">Start by downloading the <text:a xlink:type="simple" xlink:href="LoanCalculator.zip" office:name=""><text:span text:style-name="Definition">LoanCalculator</text:span></text:a> solution, that mixes classes and decision structures.</text:p>
      <text:p text:style-name="Text_20_body">Edit the <text:span text:style-name="NormalTok">Program</text:span><text:span text:style-name="OperatorTok">.</text:span><text:span text:style-name="FunctionTok">cs</text:span> file of the project you previously downloaded to add the following validation features:</text:p>
      <text:list text:style-name="L1">
        <text:list-item>
          <text:p text:style-name="P1">Users entering a value other than <text:span text:style-name="NormalTok">A</text:span>, <text:span text:style-name="NormalTok">a</text:span>, <text:span text:style-name="NormalTok">H</text:span>, <text:span text:style-name="NormalTok">h</text:span>, <text:span text:style-name="NormalTok">O</text:span> and <text:span text:style-name="NormalTok">o</text:span> for the loan type will be asked again, and asked as long as they do not give a valid answer.</text:p>
        </text:list-item>
        <text:list-item>
          <text:p text:style-name="P1">Users entering a credit score not between 300 and 850, or that is not an integer, will be asked again, and asked as long as they do not give a valid answer.</text:p>
        </text:list-item>
        <text:list-item>
          <text:p text:style-name="P1">Users entering an amount needed or a down payment that is not a decimal, or is a negative decimal, will be asked again, and asked as long as they do not give a valid answer.</text:p>
        </text:list-item>
        <text:list-item>
          <text:p text:style-name="P1">(Optional) Use the <text:a xlink:type="simple" xlink:href="https://docs.microsoft.com/en-us/dotnet/api/system.char.tolower?view=netframework-4.7.2" office:name=""><text:span text:style-name="Definition">ToLower()</text:span></text:a> or <text:a xlink:type="simple" xlink:href="https://docs.microsoft.com/en-us/dotnet/api/system.char.toupper?view=netframework-4.7.2" office:name=""><text:span text:style-name="Definition">ToUpper()</text:span></text:a> methods of the <text:span text:style-name="DataTypeTok">char</text:span> class to make the program more readable – you will be able to greatly simplify the <text:span text:style-name="KeywordTok">if</text:span> statement that checks the loan type.</text:p>
        </text:list-item>
        <text:list-item>
          <text:p text:style-name="P1">(Optional, hard) Write a method for the Loan class that takes a character as an argument, and returns the string describing the type of loan designed by that character. Then, use this method in the <text:span text:style-name="NormalTok">ToString</text:span> and in the application program instead of doing it “by hand”.</text:p>
        </text:list-item>
      </text:list>
      <text:p text:style-name="First_20_paragraph">You can find a possible solution <text:a xlink:type="simple" xlink:href="LoanCalculatorSol.zip" office:name=""><text:span text:style-name="Definition">in this archive</text:span></text:a>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Class With Decis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1T01:53:33Z</meta:creation-date>
    <dc:date>2021-06-01T01:53:33Z</dc:date>
    <meta:user-defined meta:name="date" meta:value-type="string">June   1, 2021 (01:53:24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